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2" style:family="paragraph" style:parent-style-name="Standard">
      <style:paragraph-properties fo:text-align="end" style:justify-single-word="false"/>
      <style:text-properties fo:font-size="16pt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Standard" style:list-style-name="L2">
      <style:paragraph-properties fo:text-align="start" style:justify-single-word="false"/>
    </style:style>
    <style:style style:name="P8" style:family="paragraph" style:parent-style-name="Standard" style:list-style-name="L3">
      <style:paragraph-properties fo:text-align="start" style:justify-single-word="false"/>
    </style:style>
    <style:style style:name="P9" style:family="paragraph" style:parent-style-name="Standard" style:list-style-name="L4">
      <style:paragraph-properties fo:text-align="start" style:justify-single-word="false"/>
    </style:style>
    <style:style style:name="P10" style:family="paragraph" style:parent-style-name="Standard" style:list-style-name="L5">
      <style:paragraph-properties fo:text-align="start" style:justify-single-word="false"/>
    </style:style>
    <style:style style:name="P11" style:family="paragraph" style:parent-style-name="Standard" style:list-style-name="L6">
      <style:paragraph-properties fo:text-align="start" style:justify-single-word="false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Отчёт по курсовому проекту «Имитационная модель воздушно космической обороны»</text:p>
      <text:p text:style-name="P1"/>
      <text:p text:style-name="P1"/>
      <text:p text:style-name="P2">Выполнил: студент группы ИУ7-27 </text:p>
      <text:p text:style-name="P2">Фроловский А.В</text:p>
      <text:p text:style-name="P2">Руководитель: Земляков В.Н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Постановка задачи</text:p>
      <text:p text:style-name="P5"><text:tab/>Создать имитационную модель работы ВКО.</text:p>
      <text:p text:style-name="P5"><text:tab/><text:span text:style-name="T1">Дано:</text:span></text:p>
      <text:list xml:id="list337026581" text:style-name="L1">
        <text:list-item>
          <text:p text:style-name="P6">Координаты и ттх 3-х радиолокационных станций СПРН;</text:p>
        </text:list-item>
        <text:list-item>
          <text:p text:style-name="P6">Координаты и ттх 3-х зенитно-ракетных дивизионов (зрдн);</text:p>
        </text:list-item>
        <text:list-item>
          <text:p text:style-name="P6">Координаты и зона действия СПРО;</text:p>
        </text:list-item>
        <text:list-item>
          <text:p text:style-name="P6">Генератор целей, создающий до 30 целей одновременно.</text:p>
        </text:list-item>
      </text:list>
      <text:p text:style-name="P5"><text:tab/>Параметры цели задает скрипт GenTargets.sh (Выдается преподавателем).</text:p>
      <text:p text:style-name="P5"><text:tab/>GenTargets.sh работает, следующим образом:</text:p>
      <text:p text:style-name="P5"><text:tab/>В каталог /tmp/GenTargets/Targets создает файлы с названиями следующего вида (пример)</text:p>
      <text:p text:style-name="P12">Target.id.0a4cf5.5b26908e6d84b37fe2cd6c702f443253</text:p>
      <text:p text:style-name="P12">Target.id.1420c1.2c962005678c1ef1b5803b0c47fd83e1</text:p>
      <text:p text:style-name="P12">Target.id.0a4cf5.3787a56ca9df6ab8c02a97c816843342</text:p>
      <text:p text:style-name="P5">содержащие параметры цели в следующем формате:</text:p>
      <text:p text:style-name="P12">959870 128688 – координаты цели по X и Y</text:p>
      <text:p text:style-name="P5"><text:tab/>Каталог сам очищается, из него необходимо выбирать последние созданные файлы,</text:p>
      <text:p text:style-name="P5">в имени файла содержится ID цели сами файлы изменять и удалять запрещается. Координаты получают все радиолокационные станции СПРН, зрдн, система ПРО.</text:p>
      <text:p text:style-name="P5"/>
      <text:p text:style-name="P5"><text:tab/><text:span text:style-name="T1">Частные задачи:</text:span></text:p>
      <text:p text:style-name="P5"><text:tab/><text:span text:style-name="T2">Задачи РЛС:</text:span></text:p>
      <text:p text:style-name="P5"><text:tab/>РЛС проверяет направление полета БР по 2-м засечкам, если движение БР направлено в зону ответственности СПРО, выдавать соответствующую информацию на КП, также выдавать информацию обо всех замеченных целях. Не допускать повторную выдачу одинаковой информации.</text:p>
      <text:p text:style-name="P5"><text:tab/>Пример</text:p>
      <text:p text:style-name="P5"><text:tab/>“Обнаружена цель ID:xxxxxx с координатами xxx xxx”</text:p>
      <text:p text:style-name="P5"><text:tab/>“Цель ID:xxxxxx движется в направлении СПРО”</text:p>
      <text:p text:style-name="P5"><text:tab/><text:span text:style-name="T2">Задачи СПРО:</text:span></text:p>
      <text:p text:style-name="P5"><text:tab/>Обнаруживать и уничтожать цели в зоне обнаружения системы. Выдавать данные на КП об обнаруженных целях. Уничтожать БР (Уничтожение цели возможно только на 2-й засечке). Уничтожение цели происходит с вероятностью 80% генератором целей.</text:p>
      <text:p text:style-name="P5"><text:tab/><text:span text:style-name="T2">Задачи зрдн:</text:span></text:p>
      <text:p text:style-name="P5"><text:tab/>Обнаруживать и уничтожать цели в зоне ее ответственности. Выдавать данные на КП об обнаруженных целях. Уничтожать цели (Уничтожение цели возможно только на 2-й засечке). Уничтожение цели происходит с вероятностью 80% генератором целей.</text:p>
      <text:p text:style-name="P5"><text:tab/><text:span text:style-name="T2">Задачи КП ВКО:</text:span></text:p>
      <text:p text:style-name="P5"><text:tab/>Принимать данные от всех систем ВКО, вести журнал работы системы в целом и журналы каждого элемента системы. Проверять работоспособность системы через определенные промежутки времени.</text:p>
      <text:p text:style-name="P5"/>
      <text:p text:style-name="P5"><text:tab/><text:span text:style-name="T1">Типы целей:</text:span></text:p>
      <text:p text:style-name="P5"><text:tab/>Используется 3 типа целей (Боевые блоки баллистических ракет; Самолеты, крылатые ракеты), различать цели возможно только по скорости их перемещения.</text:p>
      <text:p text:style-name="P5"><text:tab/>Скорости: </text:p>
      <text:p text:style-name="P5"><text:tab/>ББ БР 8000-10000 км/c</text:p>
      <text:p text:style-name="P5"><text:tab/>Крылатой ракеты 250-1000 м/c</text:p>
      <text:p text:style-name="P5"><text:tab/>Самолета 50-250 м/c</text:p>
      <text:p text:style-name="P5"/>
      <text:p text:style-name="P5"><text:tab/><text:span text:style-name="T1">Уничтожение цели:</text:span></text:p>
      <text:p text:style-name="P5"><text:tab/>Зрдн может уничтожать самолёты и крылатые ракеты.</text:p>
      <text:p text:style-name="P5"><text:soft-page-break/><text:tab/>СПРО уничтожает боевые блоки баллистические ракет.</text:p>
      <text:p text:style-name="P5"><text:tab/>Уничтожение цели происходит передачей генератору целей специальной</text:p>
      <text:p text:style-name="P5">информации. Для уничтожения цели необходимо создать любой файл в каталоге:</text:p>
      <text:p text:style-name="P5">/tmp/GenTargets/Destroy файл с именем {ID цели}, например, /tmp/GenTargets/Destroy/0a4cf5.</text:p>
      <text:p text:style-name="P5"><text:tab/></text:p>
      <text:p text:style-name="P5"><text:tab/><text:span text:style-name="T1">Общие задачи:</text:span></text:p>
      <text:p text:style-name="P5"><text:tab/>Все системы должны работать в реальном режиме времени (время между проверками изменившейся информации от 0.5 — 1 сек). Определение типа цели возможно по скорости ее перемещения, на 2 засечке. Вся информация, передаваемая между системам, передается в зашифрованном виде. Не допустить возможность подмены передаваемой информации; Не допустить запуск скриптов пользователю с правами Администратора, с ОС отличной от Linux, командным интерпретатором отличным от Bash; Ограничить размер журналов (Размером файла или количеством строк); Обеспечить простой запуск и остановку скриптов (Создать скрипты для запуска и остановки). Обеспечить запуск любой системы в самостоятельном режиме.</text:p>
      <text:p text:style-name="P5"/>
      <text:p text:style-name="P4">Заданный вариант</text:p>
      <text:p text:style-name="P5"><text:tab/>Характеристики средств ВКО:</text:p>
      <text:list xml:id="list1253090110" text:style-name="L2">
        <text:list-item>
          <text:p text:style-name="P7"><text:span text:style-name="T3">РЛС "Днепр"</text:span></text:p>
        </text:list-item>
      </text:list>
      <text:p text:style-name="P5"><text:tab/>Дальность обнаружения 3000 км;</text:p>
      <text:p text:style-name="P5"><text:tab/>угол обзора 120;</text:p>
      <text:list xml:id="list130218645" text:style-name="L3">
        <text:list-item>
          <text:p text:style-name="P8"><text:span text:style-name="T3">РЛС "Дарьял"</text:span></text:p>
        </text:list-item>
      </text:list>
      <text:p text:style-name="P5"><text:tab/>Дальность обнаружения 6000 км;</text:p>
      <text:p text:style-name="P5"><text:tab/>Угол обзора 90;</text:p>
      <text:list xml:id="list290176588" text:style-name="L4">
        <text:list-item>
          <text:p text:style-name="P9"><text:span text:style-name="T3">РЛС "Дунай-3У"</text:span></text:p>
        </text:list-item>
      </text:list>
      <text:p text:style-name="P5"><text:tab/>Дальность обнаружения 4500 км;</text:p>
      <text:p text:style-name="P5"><text:tab/>Угол обзора 48;</text:p>
      <text:list xml:id="list1035730944" text:style-name="L5">
        <text:list-item>
          <text:p text:style-name="P10"><text:span text:style-name="T3">Система ПРО</text:span></text:p>
        </text:list-item>
      </text:list>
      <text:p text:style-name="P5"><text:tab/>Угол обзора 360;</text:p>
      <text:p text:style-name="P5"><text:tab/>Радиус поражения зависит от заданного варианта </text:p>
      <text:list xml:id="list283372869" text:style-name="L6">
        <text:list-item>
          <text:p text:style-name="P11"><text:span text:style-name="T3">зрдн</text:span></text:p>
        </text:list-item>
      </text:list>
      <text:p text:style-name="P5"><text:tab/>Угол обзора 360;</text:p>
      <text:p text:style-name="P5"><text:tab/>Радиус поражения зависит от заданного варианта</text:p>
      <text:p text:style-name="P5"/>
      <text:p text:style-name="P4">Тексты скриптов</text:p>
      <text:p text:style-name="P4"/>
      <text:p text:style-name="P4">Топографическая карта с нанесенными зонами и параметрами работы</text:p>
      <text:p text:style-name="P4">комплексов ВКО</text:p>
      <text:p text:style-name="P4"/>
      <text:p text:style-name="P4">Отрывки журналов работы</text:p>
      <text:p text:style-name="P4"/>
      <text:p text:style-name="P4">Вывод</text:p>
      <text:p text:style-name="P4"/>
      <text:p text:style-name="P4"/>
      <text:p text:style-name="P5"/>
      <text:p text:style-name="P5"/>
      <text:p text:style-name="P5"/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3-05-28T01:42:19</meta:creation-date>
    <meta:generator>LibreOffice/3.5$Linux_x86 LibreOffice_project/350m1$Build-2</meta:generator>
    <dc:date>2013-05-28T01:56:44</dc:date>
    <dc:creator>alex </dc:creator>
    <meta:editing-duration>PT4M27S</meta:editing-duration>
    <meta:editing-cycles>4</meta:editing-cycles>
    <meta:document-statistic meta:table-count="0" meta:image-count="0" meta:object-count="0" meta:page-count="4" meta:paragraph-count="70" meta:word-count="503" meta:character-count="4006" meta:non-whitespace-character-count="3445"/>
  </office:meta>
</office:document-meta>
</file>